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4722" officeooo:paragraph-rsid="00044722"/>
    </style:style>
    <style:style style:name="P2" style:family="paragraph" style:parent-style-name="Standard">
      <style:text-properties officeooo:rsid="000536b3" officeooo:paragraph-rsid="000536b3"/>
    </style:style>
    <style:style style:name="P3" style:family="paragraph" style:parent-style-name="Standard">
      <style:text-properties officeooo:rsid="0006dc14" officeooo:paragraph-rsid="0006dc14"/>
    </style:style>
    <style:style style:name="P4" style:family="paragraph" style:parent-style-name="Standard">
      <style:text-properties officeooo:rsid="00080c39" officeooo:paragraph-rsid="00080c39"/>
    </style:style>
    <style:style style:name="P5" style:family="paragraph" style:parent-style-name="Standard">
      <style:text-properties officeooo:paragraph-rsid="00080c39"/>
    </style:style>
    <style:style style:name="P6" style:family="paragraph" style:parent-style-name="Standard">
      <style:text-properties officeooo:rsid="00080c39" officeooo:paragraph-rsid="00080c39"/>
    </style:style>
    <style:style style:name="T1" style:family="text">
      <style:text-properties officeooo:rsid="00047039"/>
    </style:style>
    <style:style style:name="T2" style:family="text">
      <style:text-properties officeooo:rsid="000536b3"/>
    </style:style>
    <style:style style:name="T3" style:family="text">
      <style:text-properties officeooo:rsid="0006dc14"/>
    </style:style>
    <style:style style:name="T4" style:family="text">
      <style:text-properties officeooo:rsid="00080c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lling and WebSocket: Each of this are just techniques to retrieve data...but have different mechanisms</text:p>
      <text:p text:style-name="P1"/>
      <text:p text:style-name="P1"/>
      <text:p text:style-name="P1"/>
      <text:p text:style-name="P1">Short Polling : <text:s/>req --------&gt; server</text:p>
      <text:p text:style-name="P1"><text:tab/><text:tab/> <text:s/>server------&gt; response <text:span text:style-name="T1">may be {}.</text:span></text:p>
      <text:p text:style-name="P1"><text:tab/><text:tab/>after 3 sec again </text:p>
      <text:p text:style-name="P1"/>
      <text:p text:style-name="P1">Long polling : <text:s/>client request the server but server does not have the data yet it will open the connection for further more time...</text:p>
      <text:p text:style-name="P1"/>
      <text:p text:style-name="P1"/>
      <text:p text:style-name="P1"/>
      <text:p text:style-name="P1"><text:tab/><text:tab/><text:tab/><text:tab/><text:tab/><text:span text:style-name="T2">InstaGram:</text:span></text:p>
      <text:p text:style-name="P1"/>
      <text:p text:style-name="P1">-- <text:span text:style-name="T2">store /get image -----&gt; Store in Static image in CDN and save url in DB. FileSystem Cheaper</text:span></text:p>
      <text:p text:style-name="P1">-- <text:span text:style-name="T2">likes+comment --- &gt; On Post( image or comment) <text:s/>can you like comment or image?</text:span></text:p>
      <text:p text:style-name="P1"/>
      <text:p text:style-name="P1">-- <text:span text:style-name="T2">follow Someone</text:span></text:p>
      <text:p text:style-name="P1">-- <text:span text:style-name="T2">Publish a news Feed...</text:span></text:p>
      <text:p text:style-name="P1">-- <text:span text:style-name="T2">DM</text:span></text:p>
      <text:p text:style-name="P1"/>
      <text:p text:style-name="P1"/>
      <text:p text:style-name="P1"/>
      <text:p text:style-name="P1"/>
      <text:p text:style-name="P1"><text:tab/><text:tab/><text:tab/><text:tab/><text:tab/><text:span text:style-name="T2">E-R diagram:</text:span></text:p>
      <text:p text:style-name="P1"/>
      <text:p text:style-name="P2">likes:</text:p>
      <text:p text:style-name="P2"/>
      <text:p text:style-name="P2">id <text:tab/> <text:s text:c="2"/>parentId<text:tab/>user id<text:tab/> <text:tab/>timeStamp<text:tab/><text:tab/>Type(either comment or image)</text:p>
      <text:p text:style-name="P2"/>
      <text:p text:style-name="P2"/>
      <text:p text:style-name="P2">Post:</text:p>
      <text:p text:style-name="P2"/>
      <text:p text:style-name="P2">PostId<text:tab/><text:tab/>text<text:tab/><text:tab/>imageId<text:tab/>Timestamp<text:tab/><text:tab/><text:span text:style-name="T3">userId</text:span></text:p>
      <text:p text:style-name="P2"/>
      <text:p text:style-name="P2"/>
      <text:p text:style-name="P2">Comment:</text:p>
      <text:p text:style-name="P2"/>
      <text:p text:style-name="P2">CommentId<text:tab/><text:span text:style-name="T3">text <text:tab/>timestamp<text:tab/>ActivityId</text:span></text:p>
      <text:p text:style-name="P2"/>
      <text:p text:style-name="P2"/>
      <text:p text:style-name="P2"/>
      <text:p text:style-name="P2">Activity: (No. Of likes )</text:p>
      <text:p text:style-name="P2"/>
      <text:p text:style-name="P2">ActivityId<text:tab/><text:tab/>likes <text:tab/><text:tab/>postId<text:tab/><text:tab/>likeId</text:p>
      <text:p text:style-name="P2"/>
      <text:p text:style-name="P2"/>
      <text:p text:style-name="P3">FOLLOWING: who follow me and who is follow?</text:p>
      <text:p text:style-name="P3"/>
      <text:p text:style-name="P3">1. who follows user X?</text:p>
      <text:p text:style-name="P3"><text:soft-page-break/>2. whom user X follows?</text:p>
      <text:p text:style-name="P3"/>
      <text:p text:style-name="P3"/>
      <text:p text:style-name="P3"/>
      <text:p text:style-name="P3"/>
      <text:p text:style-name="P3">FollowerId<text:tab/><text:tab/>followeeId <text:tab/><text:tab/>timeStamp</text:p>
      <text:p text:style-name="P3"/>
      <text:p text:style-name="P1"/>
      <text:p text:style-name="P1"/>
      <text:p text:style-name="P1"/>
      <text:p text:style-name="P5"><text:span text:style-name="T4">Reverse Proxy: </text:span>A <text:span text:style-name="Strong_20_Emphasis">reverse proxy</text:span> is a server that sits between client devices (like web browsers) and backend servers (like web servers or application servers). It acts as an intermediary that forwards client requests to the appropriate backend server and then returns the server's response to the client. </text:p>
      <text:p text:style-name="P5"/>
      <text:p text:style-name="P5"><text:span text:style-name="Strong_20_Emphasis">forward proxy</text:span>, which works on behalf of the client, a reverse proxy works on behalf of the server.</text:p>
      <text:p text:style-name="P5"/>
      <text:p text:style-name="P4">Feature :</text:p>
      <text:p text:style-name="P4">-- load Balancing</text:p>
      <text:p text:style-name="P4">-- ssl termination offload the burden of decryption from serve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ype":"excalidraw/clipboard","elements":[{"id":"MRnl0J3t5buffhtBFF-P5","type":"rectangle","x":237.50757575757598,"y":-860.7954545454547,"width":2582.5,"height":1717.5,"angle":0,"strokeColor":"#1e1e1e","backgroundColor":"#ffffff","fillStyle":"solid","strokeWidth":2,"strokeStyle":"solid","roughness":1,"opacity":100,"groupIds":[],"frameId":null,"index":"b1C","roundness":{"type":3},"seed":300530172,"version":237,"versionNonce":1722447684,"isDeleted":false,"boundElements":null,"updated":1745852315879,"link":null,"locked":false},{"id":"InpHpaUANsSbMAaQ6qt_L","type":"rectangle","x":396.007575757576,"y":-<text:soft-page-break/>27.931818181818358,"width":158,"height":120,"angle":0,"strokeColor":"#1e1e1e","backgroundColor":"#ffffff","fillStyle":"solid","strokeWidth":2,"strokeStyle":"solid","roughness":1,"opacity":100,"groupIds":[],"frameId":null,"index":"b1D","roundness":{"type":3},"seed":1928762876,"version":177,"versionNonce":1395743996,"isDeleted":false,"boundElements":[{"type":"text","id":"AobJMnumZuhqorOOzrXQ0"},{"id":"KNHFGuNYPvWRRFNiTqlxg","type":"arrow"},{"id":"DJnG2ZEWLW4Mo5S_RsNwx","type":"arrow"}],"updated":1745852299007,"link":null,"locked":false},{"id":"AobJMnumZuhqorOOzrXQ0","type":"text","x":449.11760688550567,"y":19.568181818181642,"width":51.779937744140625,"height":25,"angle":0,"strokeColor":"#1e1e1e","backgroundColor":"#ffffff","fillStyle":"solid","strokeWidth":2,"strokeStyle":"solid","roughness":1,"opacity":100,"groupIds":[],"frameId":null,"index":"b1E","roundness":null,"seed":405436028,"version":125,"versionNonce":1400135036,"isDeleted":false,"boundElements":[],"updated":1745852299007,"link":null,"locked":false,"text":"client","fontSize":20,"fontFamily":5,"textAlign":"center","verticalAlign":"middle","containerId":"InpHpaUANsSbMAaQ6qt_L","originalText":"client","autoResize":true,"lineHeight":1.25},{"id":"VJGi9QZsOslY9QqtSqRXx","type":"rectangle","x":791.007575757576,"y":-175.93181818181836,"width":259,"height":420,"angle":0,"strokeColor":"#1e1e1e","backgroundColor":"#ffffff","fillStyle":"solid","strokeWidth":2,"strokeStyle":"solid","roughness":1,"opacity":100,"groupIds":[],"frameId":null,"index":"b1F","roundness":{"type":3},"seed":487474940,"version":200,"versionNonce":214761212,"isDeleted":false,"boundElements":[{"type":"text","id":"qwHYbBrVuRfYrmtT93M4W"},{"id":"KNHFGuNYPvWRRFNiTqlxg","type":"arrow"},{"id":"DJnG2ZEWLW4Mo5S_RsNwx","type":"arrow"},{"id":"qZtUlnMtT5EIDlrTMdykg","type":"arrow"}],"updated":1745852299007,"link":null,"locked":false},{"id":"qwHYbBrVuRfYrmtT93M4W","type":"text","x":877.6276166511307,"y":21.568181818181642,"width":85.75991821289062,"height":25,"angle":0,"strokeColor":"#1e1e1e","backgroundColor":"#ffffff","fillStyle":"solid","strokeWidth":2,"strokeStyle":"solid","roughness":1,"opacity":100,"groupIds":[],"frameId":null,"index":"b1G","roundness":null,"seed":1713637244,"version":138,"versionNonce":1565245308,"isDeleted":false,"boundElements":[],"updated":1745852299007,"link":null,"locked":false,"text":"GateWay","fontSize":20,"fontFamily":5,"textAlign":"center","verticalAlign":"middle","containerId":"VJGi9QZsOslY9QqtSqRXx","originalText":"GateWay","autoResize":true,"lineHeight":1.25},{"id":"gaQd1KCfgqOhjls_X36QB","type":"rectangle","x":937.007575757576,"y":138.06818181818164,"width":97,"height":91,"angle":0,"strokeColor":"#1e1e1e","backgroundColor":"#ffffff","fillStyle":"solid","strokeWidth":2,"strokeStyle":"solid","roughness":1,"opacity":100,"groupIds":[],"frameId":null,"index":"b1H","roundness":{"type":3},"seed":2007873532,"version":166,"versionNonce":929177980,"isDeleted":false,"boundElements":[{"type":"text","id":"YDCXzQsvlQEr6myFRoICJ"}],"updated":1745852299007,"link":null,"locked":false},{"id":"YDCXzQsvlQEr6myFRoICJ","type":"text","x":958.0976026130447,"y":158.56818181818164,"width":54.8199462890625,"height":50,"angle":0,"strokeColor":"#1e1e1e","backgroundColor":"#ffffff","fillStyle":"solid","strokeWidth":2,"strokeStyle":"solid","roughness":1,"opacity":100,"groupIds":[],"frameId":null,"index":"b1I","roundness":null,"seed":2108512380,"version":168,"versionNonce":1847103996,"isDeleted":false,"boundElements":[],"updated":1745852299007,"link":null,"locked":false,"text":"SS of\nsys.","fontSize":20,"fontFamily":5,"textAlign":"center","verticalAlign":"middle","containerId":"g<text:soft-page-break/>aQd1KCfgqOhjls_X36QB","originalText":"SS of sys.","autoResize":true,"lineHeight":1.25},{"id":"jdOToT_KGRjNhxAWpYbzF","type":"text","x":861.007575757576,"y":294.06818181818164,"width":125.8798828125,"height":25,"angle":0,"strokeColor":"#1e1e1e","backgroundColor":"#ffffff","fillStyle":"solid","strokeWidth":2,"strokeStyle":"solid","roughness":1,"opacity":100,"groupIds":[],"frameId":null,"index":"b1J","roundness":null,"seed":1407510780,"version":143,"versionNonce":1437397628,"isDeleted":false,"boundElements":[],"updated":1745852299007,"link":null,"locked":false,"text":"reverseProxy","fontSize":20,"fontFamily":5,"textAlign":"left","verticalAlign":"top","containerId":null,"originalText":"reverseProxy","autoResize":true,"lineHeight":1.25},{"id":"51u3tPcVpi_thTsbcvAmL","type":"rectangle","x":1531.007575757576,"y":-64.93181818181836,"width":326,"height":109,"angle":0,"strokeColor":"#1e1e1e","backgroundColor":"#ffffff","fillStyle":"solid","strokeWidth":2,"strokeStyle":"solid","roughness":1,"opacity":100,"groupIds":[],"frameId":null,"index":"b1K","roundness":{"type":3},"seed":232155516,"version":230,"versionNonce":2095137532,"isDeleted":false,"boundElements":[{"type":"text","id":"__5_ba5Zx6bZRtRqAVkjr"},{"id":"_kd8iMN3JBDbf9p-PMN23","type":"arrow"},{"id":"bjtgODoXjaLT7iSJ03TDp","type":"arrow"},{"id":"RD_klRDShduFEXgzZn6z9","type":"arrow"}],"updated":1745852299007,"link":null,"locked":false},{"id":"__5_ba5Zx6bZRtRqAVkjr","type":"text","x":1612.8776547981033,"y":-22.931818181818358,"width":162.2598419189453,"height":25,"angle":0,"strokeColor":"#1e1e1e","backgroundColor":"#ffffff","fillStyle":"solid","strokeWidth":2,"strokeStyle":"solid","roughness":1,"opacity":100,"groupIds":[],"frameId":null,"index":"b1L","roundness":null,"seed":2126764540,"version":188,"versionNonce":1245152124,"isDeleted":false,"boundElements":[],"updated":1745852299007,"link":null,"locked":false,"text":"new feed Service","fontSize":20,"fontFamily":5,"textAlign":"center","verticalAlign":"middle","containerId":"51u3tPcVpi_thTsbcvAmL","originalText":"new feed Service","autoResize":true,"lineHeight":1.25},{"id":"mi2fHykLZvPyFiyUb3Wl3","type":"rectangle","x":1562.007575757576,"y":-96.43181818181836,"width":326,"height":109,"angle":0,"strokeColor":"#1e1e1e","backgroundColor":"#ffffff","fillStyle":"solid","strokeWidth":2,"strokeStyle":"solid","roughness":1,"opacity":100,"groupIds":[],"frameId":null,"index":"b1M","roundness":{"type":3},"seed":1102002812,"version":312,"versionNonce":1045161340,"isDeleted":false,"boundElements":[{"type":"text","id":"Bi9nbOfF3mFQC33sUywZM"},{"id":"iXEkhVNWCqY5hlGwq86QY","type":"arrow"}],"updated":1745852299008,"link":null,"locked":false},{"id":"Bi9nbOfF3mFQC33sUywZM","type":"text","x":1643.8776547981033,"y":-54.43181818181836,"width":162.2598419189453,"height":25,"angle":0,"strokeColor":"#1e1e1e","backgroundColor":"#ffffff","fillStyle":"solid","strokeWidth":2,"strokeStyle":"solid","roughness":1,"opacity":100,"groupIds":[],"frameId":null,"index":"b1N","roundness":null,"seed":1096452860,"version":272,"versionNonce":2066339324,"isDeleted":false,"boundElements":[],"updated":1745852299008,"link":null,"locked":false,"text":"new feed Service","fontSize":20,"fontFamily":5,"textAlign":"center","verticalAlign":"middle","containerId":"mi2fHykLZvPyFiyUb3Wl3","originalText":"new feed Service","autoResize":true,"lineHeight":1.25},{"id":"eQPvmAzkbpJLr1O32gGv2","type":"rectangle","x":1597.007575757576,"y":-118.43181818181836,"width":326,"height":109,"angle":0,"strokeColor":"#1e1e1e","backgroundColor":"#ffffff","fillStyle":"solid","strokeWidth":2,"strokeStyle":"solid","roughness":1,"opacity":100,"groupIds":[],"frameId":null,"index":"b1O","roundness":{"type":3},"seed":1078446972,"version":367,"versionNonce":561088252,"isDeleted":false,"boundElements":[{"type":"text","id":"gksv0k2xDmsfhk-EBmSns"},{"id":"1tGvoJg_Af8XwSgEt1p8H","type":"arrow"},<text:soft-page-break/>{"id":"GcMD1JVbJya1nCDkKTKO0","type":"arrow"},{"id":"O8zx7jfunHbZD0IVDrp68","type":"arrow"}],"updated":1745852299008,"link":null,"locked":false},{"id":"gksv0k2xDmsfhk-EBmSns","type":"text","x":1652.6576764655838,"y":-76.43181818181836,"width":214.69979858398438,"height":25,"angle":0,"strokeColor":"#1e1e1e","backgroundColor":"#ffffff","fillStyle":"solid","strokeWidth":2,"strokeStyle":"solid","roughness":1,"opacity":100,"groupIds":[],"frameId":null,"index":"b1P","roundness":null,"seed":1622735868,"version":330,"versionNonce":2082424700,"isDeleted":false,"boundElements":[],"updated":1745852299008,"link":null,"locked":false,"text":"User new feed Service","fontSize":20,"fontFamily":5,"textAlign":"center","verticalAlign":"middle","containerId":"eQPvmAzkbpJLr1O32gGv2","originalText":"User new feed Service","autoResize":true,"lineHeight":1.25},{"id":"a5Njcl_G0sQRVZGliobVq","type":"rectangle","x":1133.007575757576,"y":-88.93181818181836,"width":144,"height":148,"angle":0,"strokeColor":"#1e1e1e","backgroundColor":"#ffffff","fillStyle":"solid","strokeWidth":2,"strokeStyle":"solid","roughness":1,"opacity":100,"groupIds":[],"frameId":null,"index":"b1Q","roundness":{"type":3},"seed":749739132,"version":156,"versionNonce":741452156,"isDeleted":false,"boundElements":[{"type":"text","id":"sKPp63iK5L35m3C2tcu7b"},{"id":"qZtUlnMtT5EIDlrTMdykg","type":"arrow"},{"id":"iXEkhVNWCqY5hlGwq86QY","type":"arrow"}],"updated":1745852299008,"link":null,"locked":false},{"id":"sKPp63iK5L35m3C2tcu7b","type":"text","x":1140.5976407600174,"y":-27.431818181818358,"width":128.8198699951172,"height":25,"angle":0,"strokeColor":"#1e1e1e","backgroundColor":"#ffffff","fillStyle":"solid","strokeWidth":2,"strokeStyle":"solid","roughness":1,"opacity":100,"groupIds":[],"frameId":null,"index":"b1R","roundness":null,"seed":502213884,"version":120,"versionNonce":800528892,"isDeleted":false,"boundElements":[],"updated":1745852299008,"link":null,"locked":false,"text":"LoadBalancer","fontSize":20,"fontFamily":5,"textAlign":"center","verticalAlign":"middle","containerId":"a5Njcl_G0sQRVZGliobVq","originalText":"LoadBalancer","autoResize":true,"lineHeight":1.25},{"id":"pHZM1izOIb8PN5G0eQVGV","type":"rectangle","x":2078.007575757576,"y":-373.93181818181836,"width":232,"height":136,"angle":0,"strokeColor":"#1e1e1e","backgroundColor":"#ffffff","fillStyle":"solid","strokeWidth":2,"strokeStyle":"solid","roughness":1,"opacity":100,"groupIds":[],"frameId":null,"index":"b1S","roundness":{"type":3},"seed":637021564,"version":168,"versionNonce":922946428,"isDeleted":false,"boundElements":[{"type":"text","id":"kF8MG8SHt6ibQCGfC9Gdy"},{"id":"1tGvoJg_Af8XwSgEt1p8H","type":"arrow"},{"id":"GcMD1JVbJya1nCDkKTKO0","type":"arrow"}],"updated":1745852299008,"link":null,"locked":false},{"id":"kF8MG8SHt6ibQCGfC9Gdy","type":"text","x":2132.5576474738846,"y":-318.43181818181836,"width":122.89985656738281,"height":25,"angle":0,"strokeColor":"#1e1e1e","backgroundColor":"#ffffff","fillStyle":"solid","strokeWidth":2,"strokeStyle":"solid","roughness":1,"opacity":100,"groupIds":[],"frameId":null,"index":"b1T","roundness":null,"seed":906829308,"version":117,"versionNonce":1577860092,"isDeleted":false,"boundElements":[],"updated":1745852299008,"link":null,"locked":false,"text":"Post Service","fontSize":20,"fontFamily":5,"textAlign":"center","verticalAlign":"middle","containerId":"pHZM1izOIb8PN5G0eQVGV","originalText":"Post Service","autoResize":true,"lineHeight":1.25},{"id":"q57pCFc4V5DQRbZj0MDDR","type":"rectangle","x":1614.1893939393942,"y":543.9772727272725,"width":237,"height":142,"angle":0,"strokeColor":"#1e1e1e","backgroundColor":"#ffffff","fillStyle":"solid","strokeWidth":2,"strokeStyle":"solid","roughness":1,"opacity":100,"groupIds":[],"frameId":null,"index":"b1U","roundness":{"type":3},"seed":1194327676,"version":238,"versionNonce":1158901116,"isDeleted":false,"bound<text:soft-page-break/>Elements":[{"id":"bjtgODoXjaLT7iSJ03TDp","type":"arrow"},{"id":"RD_klRDShduFEXgzZn6z9","type":"arrow"}],"updated":1745852299008,"link":null,"locked":false},{"id":"4vnCudtSzLBA1YNlZB_jc","type":"text","x":1676.1893939393942,"y":601.9772727272725,"width":131.3998565673828,"height":25,"angle":0,"strokeColor":"#1e1e1e","backgroundColor":"#ffffff","fillStyle":"solid","strokeWidth":2,"strokeStyle":"solid","roughness":1,"opacity":100,"groupIds":[],"frameId":null,"index":"b1V","roundness":null,"seed":1646448380,"version":209,"versionNonce":403050236,"isDeleted":false,"boundElements":[],"updated":1745852299008,"link":null,"locked":false,"text":"follwerService","fontSize":20,"fontFamily":5,"textAlign":"left","verticalAlign":"top","containerId":null,"originalText":"follwerService","autoResize":true,"lineHeight":1.25},{"id":"DMLrb0G8KQDX3OZfdLjgi","type":"rectangle","x":2109.007575757576,"y":-405.93181818181836,"width":232,"height":136,"angle":0,"strokeColor":"#1e1e1e","backgroundColor":"#ffffff","fillStyle":"solid","strokeWidth":2,"strokeStyle":"solid","roughness":1,"opacity":100,"groupIds":[],"frameId":null,"index":"b1W","roundness":{"type":3},"seed":661098364,"version":211,"versionNonce":1055051644,"isDeleted":false,"boundElements":[{"type":"text","id":"WOqlErIC9XQNN524QvXxe"},{"id":"sP02H__wgx55t0ymnYUaj","type":"arrow"}],"updated":1745852299008,"link":null,"locked":false},{"id":"WOqlErIC9XQNN524QvXxe","type":"text","x":2163.5576474738846,"y":-350.43181818181836,"width":122.89985656738281,"height":25,"angle":0,"strokeColor":"#1e1e1e","backgroundColor":"#ffffff","fillStyle":"solid","strokeWidth":2,"strokeStyle":"solid","roughness":1,"opacity":100,"groupIds":[],"frameId":null,"index":"b1X","roundness":null,"seed":1463828476,"version":161,"versionNonce":1565753340,"isDeleted":false,"boundElements":[],"updated":1745852299008,"link":null,"locked":false,"text":"Post Service","fontSize":20,"fontFamily":5,"textAlign":"center","verticalAlign":"middle","containerId":"DMLrb0G8KQDX3OZfdLjgi","originalText":"Post Service","autoResize":true,"lineHeight":1.25},{"id":"hmAr10Q6oxQVrM5GUW7Ek","type":"rectangle","x":2147.007575757576,"y":-433.93181818181836,"width":232,"height":136,"angle":0,"strokeColor":"#1e1e1e","backgroundColor":"#ffffff","fillStyle":"solid","strokeWidth":2,"strokeStyle":"solid","roughness":1,"opacity":100,"groupIds":[],"frameId":null,"index":"b1Y","roundness":{"type":3},"seed":1504632956,"version":265,"versionNonce":1354281212,"isDeleted":false,"boundElements":[{"type":"text","id":"uDINdz6grGSqwZNHq5b0M"},{"id":"aUNbVSFyclhywapLQN0u1","type":"arrow"},{"id":"ECQcu5HU-zY7o4zwp2-G0","type":"arrow"},{"id":"ZkcpvS-S9nDnVPoosuFpO","type":"arrow"}],"updated":1745852299008,"link":null,"locked":false},{"id":"uDINdz6grGSqwZNHq5b0M","type":"text","x":2201.5576474738846,"y":-378.43181818181836,"width":122.89985656738281,"height":25,"angle":0,"strokeColor":"#1e1e1e","backgroundColor":"#ffffff","fillStyle":"solid","strokeWidth":2,"strokeStyle":"solid","roughness":1,"opacity":100,"groupIds":[],"frameId":null,"index":"b1Z","roundness":null,"seed":1182101756,"version":213,"versionNonce":1290875260,"isDeleted":false,"boundElements":[],"updated":1745852299008,"link":null,"locked":false,"text":"Post Service","fontSize":20,"fontFamily":5,"textAlign":"center","verticalAlign":"middle","containerId":"hmAr10Q6oxQVrM5GUW7Ek","originalText":"Post Service","autoResize":true,"lineHeight":1.25},{"id":"lL227u_DVbgDJLNkRLlEr","type":"rectangle","x":1648.6893939393942,"y":564.9772727272725,"width":237,"height":142,"angle":0,"strokeColor":"#1e1e1e","backgroundColor":"#ffffff","fillStyle":"solid","strokeWidth":2,"strokeStyle":"solid","roughness":1,"opacity":100,"groupIds":[],"frameId":null,"index":"b1a","roundness":{"type":3},"seed":1830154620,"version":311,"versionNonce":1472107388,"isDeleted":false,"boun<text:soft-page-break/>dElements":[],"updated":1745852299008,"link":null,"locked":false},{"id":"PkA8yW0_Wod8NfRonra01","type":"text","x":1710.6893939393942,"y":622.9772727272725,"width":131.3998565673828,"height":25,"angle":0,"strokeColor":"#1e1e1e","backgroundColor":"#ffffff","fillStyle":"solid","strokeWidth":2,"strokeStyle":"solid","roughness":1,"opacity":100,"groupIds":[],"frameId":null,"index":"b1b","roundness":null,"seed":1557291516,"version":284,"versionNonce":1846985724,"isDeleted":false,"boundElements":[],"updated":1745852299008,"link":null,"locked":false,"text":"follwerService","fontSize":20,"fontFamily":5,"textAlign":"left","verticalAlign":"top","containerId":null,"originalText":"follwerService","autoResize":true,"lineHeight":1.25},{"id":"lVwN1f3jdBEeDkF2Ane4d","type":"rectangle","x":1699.7803030303032,"y":583.3409090909089,"width":237,"height":142,"angle":0,"strokeColor":"#1e1e1e","backgroundColor":"#ffffff","fillStyle":"solid","strokeWidth":2,"strokeStyle":"solid","roughness":1,"opacity":100,"groupIds":[],"frameId":null,"index":"b1c","roundness":{"type":3},"seed":1823261308,"version":393,"versionNonce":1528095868,"isDeleted":false,"boundElements":[],"updated":1745852299008,"link":null,"locked":false},{"id":"1Cf5gvM0SboLiqL5-2Z_t","type":"text","x":1742.6893939393942,"y":644.9772727272725,"width":131.3998565673828,"height":25,"angle":0,"strokeColor":"#1e1e1e","backgroundColor":"#ffffff","fillStyle":"solid","strokeWidth":2,"strokeStyle":"solid","roughness":1,"opacity":100,"groupIds":[],"frameId":null,"index":"b1d","roundness":null,"seed":1130828540,"version":320,"versionNonce":880473340,"isDeleted":false,"boundElements":[],"updated":1745852299008,"link":null,"locked":false,"text":"follwerService","fontSize":20,"fontFamily":5,"textAlign":"left","verticalAlign":"top","containerId":null,"originalText":"follwerService","autoResize":true,"lineHeight":1.25},{"id":"ATIruOO_65a1RYjjfaplE","type":"rectangle","x":2299.007575757576,"y":-731.9318181818184,"width":246,"height":124,"angle":0,"strokeColor":"#1e1e1e","backgroundColor":"#ffffff","fillStyle":"solid","strokeWidth":2,"strokeStyle":"solid","roughness":1,"opacity":100,"groupIds":[],"frameId":null,"index":"b1e","roundness":{"type":3},"seed":1602442108,"version":158,"versionNonce":130741628,"isDeleted":false,"boundElements":[{"type":"text","id":"upA88PWx32JGzXcCRI0RJ"},{"id":"ECQcu5HU-zY7o4zwp2-G0","type":"arrow"},{"id":"ZkcpvS-S9nDnVPoosuFpO","type":"arrow"}],"updated":1745852299008,"link":null,"locked":false},{"id":"upA88PWx32JGzXcCRI0RJ","type":"text","x":2359.437637097908,"y":-694.9318181818184,"width":125.13987731933594,"height":50,"angle":0,"strokeColor":"#1e1e1e","backgroundColor":"#ffffff","fillStyle":"solid","strokeWidth":2,"strokeStyle":"solid","roughness":1,"opacity":100,"groupIds":[],"frameId":null,"index":"b1f","roundness":null,"seed":524518396,"version":134,"versionNonce":1648813564,"isDeleted":false,"boundElements":[],"updated":1745852299008,"link":null,"locked":false,"text":"ImageService\n(using CDN)","fontSize":20,"fontFamily":5,"textAlign":"center","verticalAlign":"middle","containerId":"ATIruOO_65a1RYjjfaplE","originalText":"ImageService\n(using CDN)","autoResize":true,"lineHeight":1.25},{"id":"ZTQjxIGB1m2jvM7CCoqdV","type":"rectangle","x":2490.007575757576,"y":-269.93181818181836,"width":149,"height":164,"angle":0,"strokeColor":"#1e1e1e","backgroundColor":"#ffffff","fillStyle":"solid","strokeWidth":2,"strokeStyle":"solid","roughness":1,"opacity":100,"groupIds":[],"frameId":null,"index":"b1g","roundness":{"type":3},"seed":1219077244,"version":160,"versionNonce":1167480700,"isDeleted":false,"boundElements":[{"type":"text","id":"dhK18wasNIPLdnMTHyzOm"},{"id":"aUNbVSFyclhywapLQN0u1","type":"arrow"},{"id":"sP02H__wgx55t0ymnYUaj","type":"arrow"}],"updated":1745852299008,"link":null,"locked":false},{"id":"dhK18wasNIPLdnMTHyzOm","type":"text","x":2525.4576184821854,"y":-200.43181818181836,"width":78.09991455078125,"height":25,"angle":0,"strokeColor":"#1e1e1e",<text:soft-page-break/>"backgroundColor":"#ffffff","fillStyle":"solid","strokeWidth":2,"strokeStyle":"solid","roughness":1,"opacity":100,"groupIds":[],"frameId":null,"index":"b1h","roundness":null,"seed":293057788,"version":105,"versionNonce":1414924284,"isDeleted":false,"boundElements":[],"updated":1745852299008,"link":null,"locked":false,"text":"PostDB","fontSize":20,"fontFamily":5,"textAlign":"center","verticalAlign":"middle","containerId":"ZTQjxIGB1m2jvM7CCoqdV","originalText":"PostDB","autoResize":true,"lineHeight":1.25},{"id":"1tGvoJg_Af8XwSgEt1p8H","type":"arrow","x":1854.007575757576,"y":-123.43181818181836,"width":219.00000000000023,"height":195.5,"angle":0,"strokeColor":"#1e1e1e","backgroundColor":"#ffffff","fillStyle":"solid","strokeWidth":2,"strokeStyle":"solid","roughness":1,"opacity":100,"groupIds":[],"frameId":null,"index":"b1i","roundness":null,"seed":657438076,"version":337,"versionNonce":966834556,"isDeleted":false,"boundElements":[],"updated":1745852299008,"link":null,"locked":false,"points":[[0,0],[0,-195.5],[219.00000000000023,-195.5]],"lastCommittedPoint":null,"startBinding":{"elementId":"eQPvmAzkbpJLr1O32gGv2","focus":0.5766871165644183,"gap":5,"fixedPoint":[0.7883435582822086,-0.045871559633027525]},"endBinding":{"elementId":"pHZM1izOIb8PN5G0eQVGV","focus":0.19117647058823428,"gap":5,"fixedPoint":[-0.021551724137931036,0.40441176470588236]},"startArrowhead":null,"endArrowhead":"arrow","elbowed":true,"fixedSegments":null,"startIsSpecial":null,"endIsSpecial":null},{"id":"GcMD1JVbJya1nCDkKTKO0","type":"arrow","x":2158.007575757576,"y":-229.93181818181836,"width":229.00000000000023,"height":169,"angle":0,"strokeColor":"#1e1e1e","backgroundColor":"#ffffff","fillStyle":"solid","strokeWidth":2,"strokeStyle":"solid","roughness":1,"opacity":100,"groupIds":[],"frameId":null,"index":"b1j","roundness":null,"seed":924034556,"version":371,"versionNonce":1270577092,"isDeleted":false,"boundElements":[{"type":"text","id":"MB4f1tW9tjxqVkLshYFPT"}],"updated":1745852299014,"link":null,"locked":false,"points":[[0,0],[-229.00000000000023,169]],"lastCommittedPoint":null,"startBinding":{"elementId":"pHZM1izOIb8PN5G0eQVGV","focus":-0.3218103252217441,"gap":8},"endBinding":{"elementId":"eQPvmAzkbpJLr1O32gGv2","focus":0.7306976453688072,"gap":5.999999999999773},"startArrowhead":null,"endArrowhead":"arrow","elbowed":false},{"id":"MB4f1tW9tjxqVkLshYFPT","type":"text","x":1710.857673413826,"y":79.56818181818164,"width":200.2998046875,"height":75,"angle":0,"strokeColor":"#1e1e1e","backgroundColor":"#ffffff","fillStyle":"solid","strokeWidth":2,"strokeStyle":"solid","roughness":1,"opacity":100,"groupIds":[],"frameId":null,"index":"b1k","roundness":null,"seed":1982170748,"version":57,"versionNonce":959321924,"isDeleted":false,"boundElements":[],"updated":1745852295114,"link":null,"locked":false,"text":"Notification to\nUpdate new\nPercompute newFeed","fontSize":20,"fontFamily":5,"textAlign":"center","verticalAlign":"middle","containerId":"GcMD1JVbJya1nCDkKTKO0","originalText":"Notification to Update new Percompute newFeed","autoResize":true,"lineHeight":1.25},{"id":"EYVA23o0bR9UdMluOnnuY","type":"rectangle","x":2059.007575757576,"y":113.06818181818164,"width":305.83606557377055,"height":176.00000000000003,"angle":0,"strokeColor":"#1e1e1e","backgroundColor":"#ffffff","fillStyle":"solid","strokeWidth":2,"strokeStyle":"solid","roughness":1,"opacity":100,"groupIds":[],"frameId":null,"index":"b1l","roundness":{"type":3},"seed":690444028,"version":232,"versionNonce":455445116,"isDeleted":false,"boundElements":[{"id":"_kd8iMN3JBDbf9p-PMN23","type":"arrow"},{"id":"O8zx7jfunHbZD0IVDrp68","type":"arrow"}],"updated":1745852299008,"link":null,"locked":false},<text:soft-page-break/>{"id":"tOFximLrJbI7pqPHPt7e5","type":"rectangle","x":2083.3518380526584,"y":132.90424739195214,"width":119.01639344262296,"height":121.18032786885246,"angle":0,"strokeColor":"#1e1e1e","backgroundColor":"#ffffff","fillStyle":"solid","strokeWidth":2,"strokeStyle":"solid","roughness":1,"opacity":100,"groupIds":[],"frameId":null,"index":"b1m","roundness":{"type":3},"seed":748361596,"version":267,"versionNonce":1410419708,"isDeleted":false,"boundElements":[{"id":"LN0nvRHkMZ8xewLRZNv4Q","type":"text"}],"updated":1745852299008,"link":null,"locked":false},{"id":"LN0nvRHkMZ8xewLRZNv4Q","type":"text","x":2094.649936507368,"y":166.4452309985095,"width":96.42019653320312,"height":54.09836065573771,"angle":0,"strokeColor":"#1e1e1e","backgroundColor":"#ffffff","fillStyle":"solid","strokeWidth":2,"strokeStyle":"solid","roughness":1,"opacity":100,"groupIds":[],"frameId":null,"index":"b1n","roundness":null,"seed":2093139964,"version":321,"versionNonce":813591676,"isDeleted":false,"boundElements":[],"updated":1745852299008,"link":null,"locked":false,"text":"Percomputed \nuser1 Feed on\ncache","fontSize":14.426229508196721,"fontFamily":5,"textAlign":"center","verticalAlign":"middle","containerId":"tOFximLrJbI7pqPHPt7e5","originalText":"Percomputed \nuser1 Feed on\ncache","autoResize":true,"lineHeight":1.25},{"id":"208HUkZrAHG32LHtoiUJ0","type":"rectangle","x":2220.0403626428224,"y":130.74031296572264,"width":119.01639344262296,"height":121.18032786885246,"angle":0,"strokeColor":"#1e1e1e","backgroundColor":"#ffffff","fillStyle":"solid","strokeWidth":2,"strokeStyle":"solid","roughness":1,"opacity":100,"groupIds":[],"frameId":null,"index":"b1o","roundness":{"type":3},"seed":1033922684,"version":317,"versionNonce":863206652,"isDeleted":false,"boundElements":[{"id":"RKyFXj5ojW9YC-c9lcqbj","type":"text"}],"updated":1745852299008,"link":null,"locked":false},{"id":"RKyFXj5ojW9YC-c9lcqbj","type":"text","x":2226.40432566052,"y":164.28129657227998,"width":106.28846740722656,"height":54.09836065573771,"angle":0,"strokeColor":"#1e1e1e","backgroundColor":"#ffffff","fillStyle":"solid","strokeWidth":2,"strokeStyle":"solid","roughness":1,"opacity":100,"groupIds":[],"frameId":null,"index":"b1p","roundness":null,"seed":1123416316,"version":374,"versionNonce":645037436,"isDeleted":false,"boundElements":[],"updated":1745852299008,"link":null,"locked":false,"text":"Percomputed \nuser2r Feed on\ncache","fontSize":14.426229508196721,"fontFamily":5,"textAlign":"center","verticalAlign":"middle","containerId":"208HUkZrAHG32LHtoiUJ0","originalText":"Percomputed \nuser2r Feed on\ncache","autoResize":true,"lineHeight":1.25},{"id":"stH-z1VKz0xuHVvafpr8e","type":"text","x":2167.9256085444613,"y":260.21572280178816,"width":92.18350970158812,"height":18.0327868852459,"angle":0,"strokeColor":"#1e1e1e","backgroundColor":"#ffffff","fillStyle":"solid","strokeWidth":2,"strokeStyle":"solid","roughness":1,"opacity":100,"groupIds":[],"frameId":null,"index":"b1q","roundness":null,"seed":407206268,"version":253,"versionNonce":1388146172,"isDeleted":false,"boundElements":[],"updated":1745852299008,"link":null,"locked":false,"text":"cache service","fontSize":14.426229508196721,"fontFamily":5,"textAlign":"left","verticalAlign":"top","containerId":null,"originalText":"cache service","autoResize":true,"lineHeight":1.25},{"id":"_kd8iMN3JBDbf9p-PMN23","type":"arrow","x":1817.0075757575762,"y":55.06818181818164,"width":235.00000000000023,"height":127,"angle":0,"strokeColor":"#1e1e1e","backgroundColor":"#ffffff","fillStyle":"solid","strokeWidth":2,"strokeStyle":"solid","roughness":1,"opacity":100,"groupIds":[],"frameId":null,"index":"b1r","roundness":null,"seed":147909116,"version":343,"versionNonce":1330337476,"isDeleted":false,"boundElements":[],"updated":1745852299014,"link":null,"locked":false,"points":[[0,0],[235.00000000000023,127]],"lastCommittedPoint":null,"startBinding":<text:soft-page-break/>{"elementId":"51u3tPcVpi_thTsbcvAmL","focus":-0.0068191652864217495,"gap":11},"endBinding":{"elementId":"EYVA23o0bR9UdMluOnnuY","focus":-0.39512112163836977,"gap":6.999999999999545},"startArrowhead":null,"endArrowhead":"arrow","elbowed":false},{"id":"O8zx7jfunHbZD0IVDrp68","type":"arrow","x":2101.007575757576,"y":103.06818181818164,"width":197.00000000000023,"height":119,"angle":0,"strokeColor":"#1e1e1e","backgroundColor":"#ffffff","fillStyle":"solid","strokeWidth":2,"strokeStyle":"solid","roughness":1,"opacity":100,"groupIds":[],"frameId":null,"index":"b1s","roundness":null,"seed":664423036,"version":355,"versionNonce":1773106628,"isDeleted":false,"boundElements":[],"updated":1745852299014,"link":null,"locked":false,"points":[[0,0],[-197.00000000000023,-119]],"lastCommittedPoint":null,"startBinding":{"elementId":"EYVA23o0bR9UdMluOnnuY","focus":0.1718602943076187,"gap":10},"endBinding":{"elementId":"eQPvmAzkbpJLr1O32gGv2","focus":-0.2548658469809324,"gap":5.626028827635881},"startArrowhead":null,"endArrowhead":"arrow","elbowed":false},{"id":"aUNbVSFyclhywapLQN0u1","type":"arrow","x":2379.007575757576,"y":-358.93181818181836,"width":203,"height":86,"angle":0,"strokeColor":"#1e1e1e","backgroundColor":"#ffffff","fillStyle":"solid","strokeWidth":2,"strokeStyle":"solid","roughness":1,"opacity":100,"groupIds":[],"frameId":null,"index":"b1t","roundness":null,"seed":1466145532,"version":350,"versionNonce":584570052,"isDeleted":false,"boundElements":[],"updated":1745852299014,"link":null,"locked":false,"points":[[0,0],[203,86]],"lastCommittedPoint":null,"startBinding":{"elementId":"hmAr10Q6oxQVrM5GUW7Ek","focus":-0.359756097560974,"gap":1},"endBinding":{"elementId":"ZTQjxIGB1m2jvM7CCoqdV","focus":0.8137769487702254,"gap":3},"startArrowhead":null,"endArrowhead":"arrow","elbowed":false},{"id":"sP02H__wgx55t0ymnYUaj","type":"arrow","x":2484.007575757576,"y":-166.93181818181836,"width":179,"height":83,"angle":0,"strokeColor":"#1e1e1e","backgroundColor":"#ffffff","fillStyle":"solid","strokeWidth":2,"strokeStyle":"solid","roughness":1,"opacity":100,"groupIds":[],"frameId":null,"index":"b1u","roundness":null,"seed":1387191164,"version":368,"versionNonce":1186231236,"isDeleted":false,"boundElements":[],"updated":1745852299015,"link":null,"locked":false,"points":[[0,0],[-179,-83]],"lastCommittedPoint":null,"startBinding":{"elementId":"ZTQjxIGB1m2jvM7CCoqdV","focus":-0.5004673681183024,"gap":6},"endBinding":{"elementId":"DMLrb0G8KQDX3OZfdLjgi","focus":0.4179816513761457,"gap":20},"startArrowhead":null,"endArrowhead":"arrow","elbowed":false},{"id":"ECQcu5HU-zY7o4zwp2-G0","type":"arrow","x":2295.007575757576,"y":-612.9318181818184,"width":97,"height":171,"angle":0,"strokeColor":"#1e1e1e","backgroundColor":"#ffffff","fillStyle":"solid","strokeWidth":2,"strokeStyle":"solid","roughness":1,"opacity":100,"groupIds":[],"frameId":null,"index":"b1v","roundness":null,"seed":868092924,"version":341,"versionNonce":1697993412,"isDeleted":false,"boundElements":[],"updated":1745852299015,"link":null,"locked":false,"points":[[0,0],[-97,171]],"lastCommittedPoint":null,"startBinding":{"elementId":"ATIruOO_65a1RYjjfaplE","focus":0.5985136983768986,"gap":10.872485136281943},"endBinding":{"elementId":"hmAr10Q6oxQVrM5GUW7Ek","focus":-0.6994173728813579,"gap":8},"startArrowhead":null,"endArrowhead":"arrow","elbowed":false},<text:soft-page-break/>{"id":"ZkcpvS-S9nDnVPoosuFpO","type":"arrow","x":2331.007575757576,"y":-447.93181818181836,"width":87,"height":153,"angle":0,"strokeColor":"#1e1e1e","backgroundColor":"#ffffff","fillStyle":"solid","strokeWidth":2,"strokeStyle":"solid","roughness":1,"opacity":100,"groupIds":[],"frameId":null,"index":"b1w","roundness":null,"seed":2090019964,"version":333,"versionNonce":1380610500,"isDeleted":false,"boundElements":[],"updated":1745852299015,"link":null,"locked":false,"points":[[0,0],[87,-153]],"lastCommittedPoint":null,"startBinding":{"elementId":"hmAr10Q6oxQVrM5GUW7Ek","focus":0.13818458417849874,"gap":14},"endBinding":{"elementId":"ATIruOO_65a1RYjjfaplE","focus":-0.2226489902118706,"gap":7},"startArrowhead":null,"endArrowhead":"arrow","elbowed":false},{"id":"KNHFGuNYPvWRRFNiTqlxg","type":"arrow","x":552.007575757576,"y":-15.931818181818358,"width":233,"height":2,"angle":0,"strokeColor":"#1e1e1e","backgroundColor":"#ffffff","fillStyle":"solid","strokeWidth":2,"strokeStyle":"solid","roughness":1,"opacity":100,"groupIds":[],"frameId":null,"index":"b1x","roundness":null,"seed":519060732,"version":340,"versionNonce":635687108,"isDeleted":false,"boundElements":[],"updated":1745852299016,"link":null,"locked":false,"points":[[0,0],[233,-2]],"lastCommittedPoint":null,"startBinding":{"elementId":"InpHpaUANsSbMAaQ6qt_L","focus":-0.7801669260149959,"gap":1.79571764253225},"endBinding":{"elementId":"VJGi9QZsOslY9QqtSqRXx","focus":0.2518245949297609,"gap":6},"startArrowhead":null,"endArrowhead":"arrow","elbowed":false},{"id":"DJnG2ZEWLW4Mo5S_RsNwx","type":"arrow","x":792.007575757576,"y":51.06818181818164,"width":239,"height":4,"angle":0,"strokeColor":"#1e1e1e","backgroundColor":"#ffffff","fillStyle":"solid","strokeWidth":2,"strokeStyle":"solid","roughness":1,"opacity":100,"groupIds":[],"frameId":null,"index":"b1y","roundness":null,"seed":72826236,"version":360,"versionNonce":1005678532,"isDeleted":false,"boundElements":[],"updated":1745852299016,"link":null,"locked":false,"points":[[0,0],[-239,4]],"lastCommittedPoint":null,"startBinding":{"elementId":"VJGi9QZsOslY9QqtSqRXx","focus":-0.06998895637769162,"gap":1},"endBinding":{"elementId":"InpHpaUANsSbMAaQ6qt_L","focus":0.3963564410480348,"gap":1},"startArrowhead":null,"endArrowhead":"arrow","elbowed":false},{"id":"qZtUlnMtT5EIDlrTMdykg","type":"arrow","x":1054.007575757576,"y":-45.93181818181836,"width":87,"height":7,"angle":0,"strokeColor":"#1e1e1e","backgroundColor":"#ffffff","fillStyle":"solid","strokeWidth":2,"strokeStyle":"solid","roughness":1,"opacity":100,"groupIds":[],"frameId":null,"index":"b1z","roundness":null,"seed":369765884,"version":340,"versionNonce":878923460,"isDeleted":false,"boundElements":[],"updated":1745852299016,"link":null,"locked":false,"points":[[0,0],[87,-7]],"lastCommittedPoint":null,"startBinding":{"elementId":"VJGi9QZsOslY9QqtSqRXx","focus":-0.3142127082627171,"gap":4},"endBinding":{"elementId":"a5Njcl_G0sQRVZGliobVq","focus":0.5407663497551145,"gap":8},"startArrowhead":null,"endArrowhead":"arrow","elbowed":false},{"id":"iXEkhVNWCqY5hlGwq86QY","type":"arrow","x":1271.007575757576,"y":-64.93181818181836,"width":288,"height":21,"angle":0,"strokeColor":"#1e1e1e","backgroundColor":"#ffffff","fillStyle":"solid","strokeWidth":2,"strokeStyle":"solid","roughness":1,"opacity":100,"groupIds":[],"frameId":null,"index":"b20","roundness":null,"seed":1158352508,"version":338,"versionNonce":1932094916,"isDeleted":false,"boundElements":[],"updated":1745852299017,"link":null,"locked":false,"points":[[0,0],[288,-<text:soft-page-break/>21]],"lastCommittedPoint":null,"startBinding":{"elementId":"a5Njcl_G0sQRVZGliobVq","focus":-0.5701892744479491,"gap":5.352613994554895},"endBinding":{"elementId":"mi2fHykLZvPyFiyUb3Wl3","focus":0.845127883257494,"gap":6.139041864604078},"startArrowhead":null,"endArrowhead":"arrow","elbowed":false},{"id":"bK3OSZHqeJ0VedED2ayMY","type":"text","x":2415.030303030303,"y":149.8863636363635,"width":201.5198211669922,"height":25,"angle":0,"strokeColor":"#1e1e1e","backgroundColor":"#ffffff","fillStyle":"solid","strokeWidth":2,"strokeStyle":"solid","roughness":1,"opacity":100,"groupIds":[],"frameId":null,"index":"b21","roundness":null,"seed":303816444,"version":132,"versionNonce":889561980,"isDeleted":false,"boundElements":[],"updated":1745852299008,"link":null,"locked":false,"text":"cache policy like LRU","fontSize":20,"fontFamily":5,"textAlign":"left","verticalAlign":"top","containerId":null,"originalText":"cache policy like LRU","autoResize":true,"lineHeight":1.25},{"id":"bjtgODoXjaLT7iSJ03TDp","type":"arrow","x":1736.848484848485,"y":53.52272727272708,"width":2.2737367544323206e-13,"height":475.45454545454544,"angle":0,"strokeColor":"#1e1e1e","backgroundColor":"#ffffff","fillStyle":"solid","strokeWidth":2,"strokeStyle":"solid","roughness":1,"opacity":100,"groupIds":[],"frameId":null,"index":"b22","roundness":null,"seed":364814204,"version":538,"versionNonce":540265668,"isDeleted":false,"boundElements":[],"updated":1745852299017,"link":null,"locked":false,"points":[[0,0],[2.2737367544323206e-13,475.45454545454544]],"lastCommittedPoint":null,"startBinding":{"elementId":"51u3tPcVpi_thTsbcvAmL","focus":-0.2628276631344099,"gap":9.454545454545439},"endBinding":{"elementId":"q57pCFc4V5DQRbZj0MDDR","focus":0.03509781357882784,"gap":15},"startArrowhead":null,"endArrowhead":"arrow","elbowed":false},{"id":"RD_klRDShduFEXgzZn6z9","type":"arrow","x":1632.3030303030305,"y":524.431818181818,"width":8.181818181818244,"height":475.45454545454544,"angle":0,"strokeColor":"#1e1e1e","backgroundColor":"#ffffff","fillStyle":"solid","strokeWidth":2,"strokeStyle":"solid","roughness":1,"opacity":100,"groupIds":[],"frameId":null,"index":"b23","roundness":null,"seed":137711612,"version":404,"versionNonce":661810116,"isDeleted":false,"boundElements":[],"updated":1745852299017,"link":null,"locked":false,"points":[[0,0],[-8.181818181818244,-475.45454545454544]],"lastCommittedPoint":null,"startBinding":{"elementId":"q57pCFc4V5DQRbZj0MDDR","focus":-0.8254822619506533,"gap":20.843293670063957},"endBinding":{"elementId":"51u3tPcVpi_thTsbcvAmL","focus":0.43253401291120097,"gap":4.909090909090935},"startArrowhead":null,"endArrowhead":"arrow","elbowed":false},{"id":"31qiUKB1_aT1PLpOFxM15","type":"text","x":784.8484848484851,"y":-656.4772727272731,"width":860.1589965820312,"height":150,"angle":0,"strokeColor":"#1e1e1e","backgroundColor":"#ffffff","fillStyle":"solid","strokeWidth":2,"strokeStyle":"solid","roughness":1,"opacity":100,"groupIds":[],"frameId":null,"index":"b24","roundness":null,"seed":1233252476,"version":431,"versionNonce":1817969916,"isDeleted":false,"boundElements":[],"updated":1745852299008,"link":null,"locked":false,"text":"What happened when the celebrity post ?\n\n--&gt; make user pull the celebrity post instead of server broadcast it to millions of users.\n\n--&gt; For, normal user we can user server to broadcast the post informations.\n--&gt; or, we can perform batch processing let 10000 user <text:s/>get info.","fontSize":20,"fontFamily":5,"textAlign":"left","verticalAlign":"top","containerId":null,"originalText":"What happened when the celebrity post ?\n\n--&gt; make user pull the celebrity post instead of server broadcast it to millions of users.\n\n--&gt; For, normal user we can user server to broadcast the post informations.\n--&gt; or, we can perform batch processing let 10000 user <text:s/>get info.","autoResize":true,"lineHeight":1.25},<text:soft-page-break/>{"id":"pWTStG3FijBgsRHW6Haoh","type":"text","x":293.507575757576,"y":-816.0454545454547,"width":246.8397674560547,"height":25,"angle":0,"strokeColor":"#1e1e1e","backgroundColor":"#ffffff","fillStyle":"solid","strokeWidth":2,"strokeStyle":"solid","roughness":1,"opacity":100,"groupIds":[],"frameId":null,"index":"b26","roundness":null,"seed":2142118396,"version":88,"versionNonce":2100561788,"isDeleted":false,"boundElements":null,"updated":1745852355367,"link":null,"locked":false,"text":"Instagram System Design","fontSize":20,"fontFamily":5,"textAlign":"left","verticalAlign":"top","containerId":null,"originalText":"Instagram System Design","autoResize":true,"lineHeight":1.25}],"files":{}}</text:p>
      <text:p text:style-name="P1"><text:tab/><text:tab/><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8T18:57:47.547718409</meta:creation-date>
    <dc:date>2025-04-28T20:30:13.227687082</dc:date>
    <meta:editing-duration>PT25M52S</meta:editing-duration>
    <meta:editing-cycles>6</meta:editing-cycles>
    <meta:generator>LibreOffice/24.2.7.2$Linux_X86_64 LibreOffice_project/420$Build-2</meta:generator>
    <meta:document-statistic meta:table-count="0" meta:image-count="0" meta:object-count="0" meta:page-count="13" meta:paragraph-count="31" meta:word-count="387" meta:character-count="40214" meta:non-whitespace-character-count="39822"/>
  </office:meta>
</office:document-meta>
</file>